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3.186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4.23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group_id/id</text:p>
          </table:table-cell>
          <table:table-cell office:value-type="string">
            <text:p>path</text:p>
          </table:table-cell>
          <table:table-cell office:value-type="string">
            <text:p>vcs</text:p>
          </table:table-cell>
          <table:table-cell office:value-type="string">
            <text:p>transport_id/id</text:p>
          </table:table-cell>
          <table:table-cell office:value-type="string">
            <text:p>transport_alt_id/id</text:p>
          </table:table-cell>
          <table:table-cell office:value-type="string">
            <text:p>location</text:p>
          </table:table-cell>
          <table:table-cell table:number-columns-repeated="1016"/>
        </table:table-row>
        <table:table-row table:style-name="ro1">
          <table:table-cell office:value-type="string">
            <text:p>server_7.0</text:p>
          </table:table-cell>
          <table:table-cell office:value-type="string">
            <text:p>7.0</text:p>
          </table:table-cell>
          <table:table-cell office:value-type="string">
            <text:p>server</text:p>
          </table:table-cell>
          <table:table-cell/>
          <table:table-cell office:value-type="string">
            <text:p>bzr</text:p>
          </table:table-cell>
          <table:table-cell office:value-type="string">
            <text:p>jetel_422</text:p>
          </table:table-cell>
          <table:table-cell office:value-type="string">
            <text:p>jetel</text:p>
          </table:table-cell>
          <table:table-cell office:value-type="string">
            <text:p>/opt/openerp/server/7.0/</text:p>
          </table:table-cell>
          <table:table-cell table:number-columns-repeated="1016"/>
        </table:table-row>
        <table:table-row table:style-name="ro1">
          <table:table-cell office:value-type="string">
            <text:p>addon_7.0</text:p>
          </table:table-cell>
          <table:table-cell office:value-type="string">
            <text:p>7.0</text:p>
          </table:table-cell>
          <table:table-cell office:value-type="string">
            <text:p>addons</text:p>
          </table:table-cell>
          <table:table-cell/>
          <table:table-cell office:value-type="string">
            <text:p>bzr</text:p>
          </table:table-cell>
          <table:table-cell office:value-type="string">
            <text:p>jetel_422</text:p>
          </table:table-cell>
          <table:table-cell office:value-type="string">
            <text:p>jetel</text:p>
          </table:table-cell>
          <table:table-cell office:value-type="string">
            <text:p>/opt/openerp/addons/7.0/</text:p>
          </table:table-cell>
          <table:table-cell table:number-columns-repeated="1016"/>
        </table:table-row>
        <table:table-row table:style-name="ro1">
          <table:table-cell office:value-type="string">
            <text:p>web_7.0</text:p>
          </table:table-cell>
          <table:table-cell office:value-type="string">
            <text:p>7.0</text:p>
          </table:table-cell>
          <table:table-cell office:value-type="string">
            <text:p>addons</text:p>
          </table:table-cell>
          <table:table-cell office:value-type="string">
            <text:p>addons</text:p>
          </table:table-cell>
          <table:table-cell office:value-type="string">
            <text:p>bzr</text:p>
          </table:table-cell>
          <table:table-cell office:value-type="string">
            <text:p>jetel_422</text:p>
          </table:table-cell>
          <table:table-cell office:value-type="string">
            <text:p>jetel</text:p>
          </table:table-cell>
          <table:table-cell office:value-type="string">
            <text:p>/opt/openerp/web/7.0/</text:p>
          </table:table-cell>
          <table:table-cell table:number-columns-repeated="1016"/>
        </table:table-row>
        <table:table-row table:style-name="ro1">
          <table:table-cell office:value-type="string">
            <text:p>galt70</text:p>
          </table:table-cell>
          <table:table-cell office:value-type="string">
            <text:p>galtysaddons</text:p>
          </table:table-cell>
          <table:table-cell office:value-type="string">
            <text:p>addons</text:p>
          </table:table-cell>
          <table:table-cell/>
          <table:table-cell office:value-type="string">
            <text:p>bzr</text:p>
          </table:table-cell>
          <table:table-cell office:value-type="string">
            <text:p>jetel_422</text:p>
          </table:table-cell>
          <table:table-cell office:value-type="string">
            <text:p>jetel</text:p>
          </table:table-cell>
          <table:table-cell office:value-type="string">
            <text:p>/opt/openerp/addons/galtysaddons</text:p>
          </table:table-cell>
          <table:table-cell table:number-columns-repeated="1016"/>
        </table:table-row>
        <table:table-row table:style-name="ro1">
          <table:table-cell office:value-type="string">
            <text:p>bridgman_7.0</text:p>
          </table:table-cell>
          <table:table-cell office:value-type="string">
            <text:p>bridgman</text:p>
          </table:table-cell>
          <table:table-cell office:value-type="string">
            <text:p>bridgman</text:p>
          </table:table-cell>
          <table:table-cell office:value-type="string">
            <text:p>addons</text:p>
          </table:table-cell>
          <table:table-cell office:value-type="string">
            <text:p>bzr</text:p>
          </table:table-cell>
          <table:table-cell office:value-type="string">
            <text:p>jetel_422</text:p>
          </table:table-cell>
          <table:table-cell office:value-type="string">
            <text:p>jetel</text:p>
          </table:table-cell>
          <table:table-cell office:value-type="string">
            <text:p>/opt/openerp/bridgman</text:p>
          </table:table-cell>
          <table:table-cell table:number-columns-repeated="1016"/>
        </table:table-row>
        <table:table-row table:style-name="ro1">
          <table:table-cell office:value-type="string">
            <text:p>am_7.0</text:p>
          </table:table-cell>
          <table:table-cell table:number-columns-repeated="2" office:value-type="string">
            <text:p>analogue_micro</text:p>
          </table:table-cell>
          <table:table-cell office:value-type="string">
            <text:p>addons</text:p>
          </table:table-cell>
          <table:table-cell office:value-type="string">
            <text:p>bzr</text:p>
          </table:table-cell>
          <table:table-cell office:value-type="string">
            <text:p>jetel_422</text:p>
          </table:table-cell>
          <table:table-cell office:value-type="string">
            <text:p>jetel</text:p>
          </table:table-cell>
          <table:table-cell office:value-type="string">
            <text:p>/opt/openerp/analogue_micro</text:p>
          </table:table-cell>
          <table:table-cell table:number-columns-repeated="1016"/>
        </table:table-row>
        <table:table-row table:style-name="ro1">
          <table:table-cell table:number-columns-repeated="3" office:value-type="string">
            <text:p>stronghold7</text:p>
          </table:table-cell>
          <table:table-cell office:value-type="string">
            <text:p>addons</text:p>
          </table:table-cell>
          <table:table-cell office:value-type="string">
            <text:p>bzr</text:p>
          </table:table-cell>
          <table:table-cell office:value-type="string">
            <text:p>jetel_422</text:p>
          </table:table-cell>
          <table:table-cell office:value-type="string">
            <text:p>jetel</text:p>
          </table:table-cell>
          <table:table-cell office:value-type="string">
            <text:p>/opt/openerp/stronghold7</text:p>
          </table:table-cell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9-05T20:02:55</dc:date>
    <dc:creator>jan </dc:creator>
    <meta:editing-duration>P0D</meta:editing-duration>
    <meta:editing-cycles>1</meta:editing-cycles>
    <meta:document-statistic meta:table-count="1" meta:cell-count="61" meta:object-count="0"/>
  </office:meta>
</office:document-meta>
</file>